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この本は中級英語読み物「百万英語読書計画」シリーズの第一集の11つで、1500基本的な英語の語彙をマスターした読者に適している。 百万英語読書計画(Million-Word Reading Project,MWRP)は英語を第二言語または外国語として学ぶ者(ESL/EFL)に対する設計した英語読書向上計画である。読者は1500基本英語の語彙(初級英語相当)を習得した読者を対象に、2年、毎日約15分間の読書で中級英語のレベルに達し、3500語以上の単語と大量のフレーズをマスターし、英語の各構文を熟練にマスターし、一般英語の原典を読むことができる。 本文書の統計情報は下表を参照してください。選択時の参考になる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1T15:16:00.686000000</dc:date>
    <meta:editing-duration>PT2S</meta:editing-duration>
    <meta:editing-cycles>1</meta:editing-cycles>
    <meta:document-statistic meta:table-count="0" meta:image-count="0" meta:object-count="0" meta:page-count="1" meta:paragraph-count="1" meta:word-count="253" meta:character-count="307" meta:non-whitespace-character-count="302"/>
    <meta:generator>LibreOffice/7.3.7.2$Windows_X86_64 LibreOffice_project/e114eadc50a9ff8d8c8a0567d6da8f454beeb84f</meta:generator>
  </office:meta>
</office:document-meta>
</file>